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6"/>
        <table:table-column table:style-name="co2" table:number-columns-repeated="11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 office:value-type="float" office:value="85.22" calcext:value-type="float">
            <text:p>85,22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 office:value-type="float" office:value="70.25" calcext:value-type="float">
            <text:p>70,25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 office:value-type="float" office:value="80.2" calcext:value-type="float">
            <text:p>80,2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 office:value-type="float" office:value="107.895" calcext:value-type="float">
            <text:p>107,895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 office:value-type="float" office:value="124.133" calcext:value-type="float">
            <text:p>124,133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 office:value-type="float" office:value="119.336" calcext:value-type="float">
            <text:p>119,336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 office:value-type="float" office:value="69.852" calcext:value-type="float">
            <text:p>69,852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 office:value-type="float" office:value="79.122" calcext:value-type="float">
            <text:p>79,122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 office:value-type="float" office:value="119.929" calcext:value-type="float">
            <text:p>119,92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6" table:formula="of:=AVERAGE([.B2:.B11])" office:value-type="float" office:value="65.566" calcext:value-type="float">
            <text:p>65,566</text:p>
          </table:table-cell>
          <table:table-cell table:style-name="ce16" table:formula="of:=AVERAGE([.C2:.C11])" office:value-type="float" office:value="112.383" calcext:value-type="float">
            <text:p>112,383</text:p>
          </table:table-cell>
          <table:table-cell table:style-name="ce16" table:formula="of:=AVERAGE([.D2:.D11])" office:value-type="float" office:value="96.1975" calcext:value-type="float">
            <text:p>96,1975</text:p>
          </table:table-cell>
          <table:table-cell table:style-name="ce16" table:formula="of:=AVERAGE([.E2:.E11])" office:value-type="float" office:value="172.4849" calcext:value-type="float">
            <text:p>172,4849</text:p>
          </table:table-cell>
          <table:table-cell table:style-name="ce16" table:formula="of:=AVERAGE([.F2:.F11])" office:value-type="float" office:value="321.9723" calcext:value-type="float">
            <text:p>321,9723</text:p>
          </table:table-cell>
          <table:table-cell table:style-name="ce16" table:formula="of:=AVERAGE([.G2:.G11])" office:value-type="float" office:value="96.0212" calcext:value-type="float">
            <text:p>96,0212</text:p>
          </table:table-cell>
          <table:table-cell table:style-name="ce16" table:formula="of:=AVERAGE([.H2:.H11])" office:value-type="float" office:value="64.6014" calcext:value-type="float">
            <text:p>64,6014</text:p>
          </table:table-cell>
          <table:table-cell table:style-name="ce16" table:formula="of:=AVERAGE([.I2:.I11])" office:value-type="float" office:value="63.3543" calcext:value-type="float">
            <text:p>63,3543</text:p>
          </table:table-cell>
          <table:table-cell table:style-name="ce16" table:formula="of:=AVERAGE([.J2:.J11])" office:value-type="float" office:value="63.437" calcext:value-type="float">
            <text:p>63,437</text:p>
          </table:table-cell>
          <table:table-cell table:style-name="ce16" table:formula="of:=AVERAGE([.K2:.K11])" office:value-type="float" office:value="71.031" calcext:value-type="float">
            <text:p>71,031</text:p>
          </table:table-cell>
          <table:table-cell table:style-name="ce16" table:formula="of:=AVERAGE([.L2:.L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float" office:value="0.245401785714286" calcext:value-type="float">
            <text:p>0,245401785714286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 office:value-type="float" office:value="126.949" calcext:value-type="float">
            <text:p>126,949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 office:value-type="float" office:value="174.5" calcext:value-type="float">
            <text:p>174,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 office:value-type="float" office:value="73.263" calcext:value-type="float">
            <text:p>73,263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 office:value-type="float" office:value="82.098" calcext:value-type="float">
            <text:p>82,098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 office:value-type="float" office:value="81.237" calcext:value-type="float">
            <text:p>81,237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 office:value-type="float" office:value="103.895" calcext:value-type="float">
            <text:p>103,895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 office:value-type="float" office:value="89.953" calcext:value-type="float">
            <text:p>89,953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 office:value-type="float" office:value="129.642" calcext:value-type="float">
            <text:p>129,642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 office:value-type="float" office:value="93.635" calcext:value-type="float">
            <text:p>93,635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6" table:formula="of:=AVERAGE([.B16:.B25])" office:value-type="float" office:value="129.395" calcext:value-type="float">
            <text:p>129,395</text:p>
          </table:table-cell>
          <table:table-cell table:style-name="ce16" table:formula="of:=AVERAGE([.C16:.C25])" office:value-type="float" office:value="140.465" calcext:value-type="float">
            <text:p>140,465</text:p>
          </table:table-cell>
          <table:table-cell table:style-name="ce16" table:formula="of:=AVERAGE([.D16:.D25])" office:value-type="float" office:value="108.5303" calcext:value-type="float">
            <text:p>108,5303</text:p>
          </table:table-cell>
          <table:table-cell table:style-name="ce16" table:formula="of:=AVERAGE([.E16:.E25])" office:value-type="float" office:value="201.151" calcext:value-type="float">
            <text:p>201,151</text:p>
          </table:table-cell>
          <table:table-cell table:style-name="ce16" table:formula="of:=AVERAGE([.F16:.F25])" office:value-type="float" office:value="468.0791" calcext:value-type="float">
            <text:p>468,0791</text:p>
          </table:table-cell>
          <table:table-cell table:style-name="ce16" table:formula="of:=AVERAGE([.G16:.G25])" office:value-type="float" office:value="116.5958" calcext:value-type="float">
            <text:p>116,5958</text:p>
          </table:table-cell>
          <table:table-cell table:style-name="ce16" table:formula="of:=AVERAGE([.H16:.H25])" office:value-type="float" office:value="81.5101" calcext:value-type="float">
            <text:p>81,5101</text:p>
          </table:table-cell>
          <table:table-cell table:style-name="ce16" table:formula="of:=AVERAGE([.I16:.I25])" office:value-type="float" office:value="81.2742" calcext:value-type="float">
            <text:p>81,2742</text:p>
          </table:table-cell>
          <table:table-cell table:style-name="ce16" table:formula="of:=AVERAGE([.J16:.J25])" office:value-type="float" office:value="82.548" calcext:value-type="float">
            <text:p>82,548</text:p>
          </table:table-cell>
          <table:table-cell table:style-name="ce16" table:formula="of:=AVERAGE([.K16:.K25])" office:value-type="float" office:value="80.246" calcext:value-type="float">
            <text:p>80,246</text:p>
          </table:table-cell>
          <table:table-cell table:style-name="ce16" table:formula="of:=AVERAGE([.L16:.L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float" office:value="0.227050836820084" calcext:value-type="float">
            <text:p>0,227050836820084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 office:value-type="float" office:value="134.196" calcext:value-type="float">
            <text:p>134,196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 office:value-type="float" office:value="115.986" calcext:value-type="float">
            <text:p>115,986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 office:value-type="float" office:value="222.478" calcext:value-type="float">
            <text:p>222,478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 office:value-type="float" office:value="142.164" calcext:value-type="float">
            <text:p>142,164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 office:value-type="float" office:value="218.922" calcext:value-type="float">
            <text:p>218,922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 office:value-type="float" office:value="112.52" calcext:value-type="float">
            <text:p>112,52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 office:value-type="float" office:value="132.211" calcext:value-type="float">
            <text:p>132,211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 office:value-type="float" office:value="108.154" calcext:value-type="float">
            <text:p>108,154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 office:value-type="float" office:value="166.69" calcext:value-type="float">
            <text:p>166,69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6" table:formula="of:=AVERAGE([.B30:.B39])" office:value-type="float" office:value="316.107" calcext:value-type="float">
            <text:p>316,107</text:p>
          </table:table-cell>
          <table:table-cell table:style-name="ce16" table:formula="of:=AVERAGE([.C30:.C39])" office:value-type="float" office:value="180.587" calcext:value-type="float">
            <text:p>180,587</text:p>
          </table:table-cell>
          <table:table-cell table:style-name="ce16" table:formula="of:=AVERAGE([.D30:.D39])" office:value-type="float" office:value="148.3452" calcext:value-type="float">
            <text:p>148,3452</text:p>
          </table:table-cell>
          <table:table-cell table:style-name="ce16" table:formula="of:=AVERAGE([.E30:.E39])" office:value-type="float" office:value="268.9138" calcext:value-type="float">
            <text:p>268,9138</text:p>
          </table:table-cell>
          <table:table-cell table:style-name="ce16" table:formula="of:=AVERAGE([.F30:.F39])" office:value-type="float" office:value="537.9627" calcext:value-type="float">
            <text:p>537,9627</text:p>
          </table:table-cell>
          <table:table-cell table:style-name="ce16" table:formula="of:=AVERAGE([.G30:.G39])" office:value-type="float" office:value="147.8593" calcext:value-type="float">
            <text:p>147,8593</text:p>
          </table:table-cell>
          <table:table-cell table:style-name="ce16" table:formula="of:=AVERAGE([.H30:.H39])" office:value-type="float" office:value="104.5921" calcext:value-type="float">
            <text:p>104,5921</text:p>
          </table:table-cell>
          <table:table-cell table:style-name="ce16" table:formula="of:=AVERAGE([.I30:.I39])" office:value-type="float" office:value="103.1167" calcext:value-type="float">
            <text:p>103,1167</text:p>
          </table:table-cell>
          <table:table-cell table:style-name="ce16" table:formula="of:=AVERAGE([.J30:.J39])" office:value-type="float" office:value="112.7271" calcext:value-type="float">
            <text:p>112,7271</text:p>
          </table:table-cell>
          <table:table-cell table:style-name="ce16" table:formula="of:=AVERAGE([.K30:.K39])" office:value-type="float" office:value="102.0899" calcext:value-type="float">
            <text:p>102,0899</text:p>
          </table:table-cell>
          <table:table-cell table:style-name="ce16" table:formula="of:=AVERAGE([.L30:.L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float" office:value="0.239266451612903" calcext:value-type="float">
            <text:p>0,239266451612903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 office:value-type="float" office:value="217.991" calcext:value-type="float">
            <text:p>217,991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 office:value-type="float" office:value="222.8" calcext:value-type="float">
            <text:p>222,8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 office:value-type="float" office:value="164.696" calcext:value-type="float">
            <text:p>164,696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 office:value-type="float" office:value="145.533" calcext:value-type="float">
            <text:p>145,533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 office:value-type="float" office:value="154.15" calcext:value-type="float">
            <text:p>154,15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 office:value-type="float" office:value="161.989" calcext:value-type="float">
            <text:p>161,989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 office:value-type="float" office:value="268.386" calcext:value-type="float">
            <text:p>268,386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92" calcext:value-type="float">
            <text:p>392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 office:value-type="float" office:value="192.462" calcext:value-type="float">
            <text:p>192,462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6" table:formula="of:=AVERAGE([.B44:.B53])" office:value-type="float" office:value="833.443" calcext:value-type="float">
            <text:p>833,443</text:p>
          </table:table-cell>
          <table:table-cell table:style-name="ce16" table:formula="of:=AVERAGE([.C44:.C53])" office:value-type="float" office:value="258.144" calcext:value-type="float">
            <text:p>258,144</text:p>
          </table:table-cell>
          <table:table-cell table:style-name="ce16" table:formula="of:=AVERAGE([.D44:.D53])" office:value-type="float" office:value="207.4565" calcext:value-type="float">
            <text:p>207,4565</text:p>
          </table:table-cell>
          <table:table-cell table:style-name="ce16" table:formula="of:=AVERAGE([.E44:.E53])" office:value-type="float" office:value="324.722" calcext:value-type="float">
            <text:p>324,722</text:p>
          </table:table-cell>
          <table:table-cell table:style-name="ce16" table:formula="of:=AVERAGE([.F44:.F53])" office:value-type="float" office:value="630.1901" calcext:value-type="float">
            <text:p>630,1901</text:p>
          </table:table-cell>
          <table:table-cell table:style-name="ce16" table:formula="of:=AVERAGE([.G44:.G53])" office:value-type="float" office:value="204.5416" calcext:value-type="float">
            <text:p>204,5416</text:p>
          </table:table-cell>
          <table:table-cell table:style-name="ce16" table:formula="of:=AVERAGE([.H44:.H53])" office:value-type="float" office:value="150.4518" calcext:value-type="float">
            <text:p>150,4518</text:p>
          </table:table-cell>
          <table:table-cell table:style-name="ce16" table:formula="of:=AVERAGE([.I44:.I53])" office:value-type="float" office:value="147.65496" calcext:value-type="float">
            <text:p>147,65496</text:p>
          </table:table-cell>
          <table:table-cell table:style-name="ce16" table:formula="of:=AVERAGE([.J44:.J53])" office:value-type="float" office:value="151.594" calcext:value-type="float">
            <text:p>151,594</text:p>
          </table:table-cell>
          <table:table-cell table:style-name="ce16" table:formula="of:=AVERAGE([.K44:.K53])" office:value-type="float" office:value="150.311625" calcext:value-type="float">
            <text:p>150,311625</text:p>
          </table:table-cell>
          <table:table-cell table:style-name="ce16" table:formula="of:=AVERAGE([.L44:.L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float" office:value="0.225741566920566" calcext:value-type="float">
            <text:p>0,225741566920566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222.318" calcext:value-type="float">
            <text:p>222,318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248.446" calcext:value-type="float">
            <text:p>248,446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327.722" calcext:value-type="float">
            <text:p>327,722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301.208" calcext:value-type="float">
            <text:p>301,208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165.996" calcext:value-type="float">
            <text:p>165,99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 office:value-type="float" office:value="230.425" calcext:value-type="float">
            <text:p>230,425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 office:value-type="float" office:value="183.895" calcext:value-type="float">
            <text:p>183,895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 office:value-type="float" office:value="242.207" calcext:value-type="float">
            <text:p>242,207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 office:value-type="float" office:value="234.743" calcext:value-type="float">
            <text:p>234,743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6" table:formula="of:=AVERAGE([.B58:.B67])" office:value-type="float" office:value="181.348" calcext:value-type="float">
            <text:p>181,348</text:p>
          </table:table-cell>
          <table:table-cell table:style-name="ce16" table:formula="of:=AVERAGE([.C58:.C67])" office:value-type="float" office:value="270.74" calcext:value-type="float">
            <text:p>270,74</text:p>
          </table:table-cell>
          <table:table-cell table:style-name="ce16" table:formula="of:=AVERAGE([.D58:.D67])" office:value-type="float" office:value="245.7562" calcext:value-type="float">
            <text:p>245,7562</text:p>
          </table:table-cell>
          <table:table-cell table:style-name="ce16" table:formula="of:=AVERAGE([.E58:.E67])" office:value-type="float" office:value="460.17609" calcext:value-type="float">
            <text:p>460,17609</text:p>
          </table:table-cell>
          <table:table-cell table:style-name="ce16" table:formula="of:=AVERAGE([.F58:.F67])" office:value-type="float" office:value="666.5494" calcext:value-type="float">
            <text:p>666,5494</text:p>
          </table:table-cell>
          <table:table-cell table:style-name="ce16" table:formula="of:=AVERAGE([.G58:.G67])" office:value-type="float" office:value="281.3084" calcext:value-type="float">
            <text:p>281,3084</text:p>
          </table:table-cell>
          <table:table-cell table:style-name="ce16" table:formula="of:=AVERAGE([.H58:.H67])" office:value-type="float" office:value="167.4577" calcext:value-type="float">
            <text:p>167,4577</text:p>
          </table:table-cell>
          <table:table-cell table:style-name="ce16" table:formula="of:=AVERAGE([.I58:.I67])" office:value-type="float" office:value="162.6211" calcext:value-type="float">
            <text:p>162,6211</text:p>
          </table:table-cell>
          <table:table-cell table:style-name="ce16" table:formula="of:=AVERAGE([.J58:.J67])" office:value-type="float" office:value="163.626" calcext:value-type="float">
            <text:p>163,626</text:p>
          </table:table-cell>
          <table:table-cell table:style-name="ce16" table:formula="of:=AVERAGE([.K58:.K67])" office:value-type="float" office:value="162.593777777778" calcext:value-type="float">
            <text:p>162,593777777778</text:p>
          </table:table-cell>
          <table:table-cell table:style-name="ce16" table:formula="of:=AVERAGE([.L58:.L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2399962890625" calcext:value-type="float">
            <text:p>0,2399962890625</text:p>
          </table:table-cell>
          <table:table-cell table:formula="of:=[.E68]/1024" office:value-type="float" office:value="0.449390712890625" calcext:value-type="float">
            <text:p>0,449390712890625</text:p>
          </table:table-cell>
          <table:table-cell table:formula="of:=[.F68]/1024" office:value-type="float" office:value="0.6509271484375" calcext:value-type="float">
            <text:p>0,6509271484375</text:p>
          </table:table-cell>
          <table:table-cell table:formula="of:=[.G68]/1024" office:value-type="float" office:value="0.274715234375" calcext:value-type="float">
            <text:p>0,274715234375</text:p>
          </table:table-cell>
          <table:table-cell table:formula="of:=[.H68]/1024" office:value-type="float" office:value="0.16353291015625" calcext:value-type="float">
            <text:p>0,16353291015625</text:p>
          </table:table-cell>
          <table:table-cell table:formula="of:=[.I68]/1024" office:value-type="float" office:value="0.15880966796875" calcext:value-type="float">
            <text:p>0,15880966796875</text:p>
          </table:table-cell>
          <table:table-cell table:formula="of:=[.J68]/1024" office:value-type="float" office:value="0.159791015625" calcext:value-type="float">
            <text:p>0,159791015625</text:p>
          </table:table-cell>
          <table:table-cell table:formula="of:=[.K68]/1024" office:value-type="float" office:value="0.158782986111111" calcext:value-type="float">
            <text:p>0,158782986111111</text:p>
          </table:table-cell>
          <table:table-cell table:formula="of:=[.L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quake_2010" table:style-name="ta1">
        <table:table-column table:style-name="co5" table:default-cell-style-name="ce16"/>
        <table:table-column table:style-name="co2" table:number-columns-repeated="16383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/>
          <table:table-cell table:style-name="ce16" table:number-columns-repeated="16371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36.252" calcext:value-type="float">
            <text:p>336,252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240.02" calcext:value-type="float">
            <text:p>240,02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14.254" calcext:value-type="float">
            <text:p>214,254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211.242" calcext:value-type="float">
            <text:p>211,242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205.5" calcext:value-type="float">
            <text:p>205,5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221.98" calcext:value-type="float">
            <text:p>221,98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201.439" calcext:value-type="float">
            <text:p>201,439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225.45" calcext:value-type="float">
            <text:p>225,45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279.316" calcext:value-type="float">
            <text:p>279,316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6" table:formula="of:=AVERAGE([.B2:.B11])" office:value-type="float" office:value="224.7232" calcext:value-type="float">
            <text:p>224,7232</text:p>
          </table:table-cell>
          <table:table-cell table:style-name="ce16" table:formula="of:=AVERAGE([.C2:.C11])" office:value-type="float" office:value="302.244" calcext:value-type="float">
            <text:p>302,244</text:p>
          </table:table-cell>
          <table:table-cell table:style-name="ce16" table:formula="of:=AVERAGE([.D2:.D11])" office:value-type="float" office:value="248.1056" calcext:value-type="float">
            <text:p>248,1056</text:p>
          </table:table-cell>
          <table:table-cell table:style-name="ce16" table:formula="of:=AVERAGE([.E2:.E11])" office:value-type="float" office:value="370.548" calcext:value-type="float">
            <text:p>370,548</text:p>
          </table:table-cell>
          <table:table-cell table:style-name="ce16" table:formula="of:=AVERAGE([.F2:.F11])" office:value-type="float" office:value="751.2982" calcext:value-type="float">
            <text:p>751,2982</text:p>
          </table:table-cell>
          <table:table-cell table:style-name="ce16" table:formula="of:=AVERAGE([.G2:.G11])" office:value-type="float" office:value="244.5945" calcext:value-type="float">
            <text:p>244,5945</text:p>
          </table:table-cell>
          <table:table-cell table:style-name="ce16" table:formula="of:=AVERAGE([.H2:.H11])" office:value-type="float" office:value="190.1564" calcext:value-type="float">
            <text:p>190,1564</text:p>
          </table:table-cell>
          <table:table-cell table:style-name="ce16" table:formula="of:=AVERAGE([.I2:.I11])" office:value-type="float" office:value="177.434" calcext:value-type="float">
            <text:p>177,434</text:p>
          </table:table-cell>
          <table:table-cell table:style-name="ce16" table:formula="of:=AVERAGE([.J2:.J11])" office:value-type="float" office:value="221.575" calcext:value-type="float">
            <text:p>221,575</text:p>
          </table:table-cell>
          <table:table-cell table:style-name="ce16" table:formula="of:=AVERAGE([.K2:.K11])" office:value-type="float" office:value="191.7663" calcext:value-type="float">
            <text:p>191,7663</text:p>
          </table:table-cell>
          <table:table-cell table:style-name="ce16" table:formula="of:=AVERAGE([.L2:.L11])" office:value-type="float" office:value="188.7473" calcext:value-type="float">
            <text:p>188,7473</text:p>
          </table:table-cell>
          <table:table-cell table:number-columns-repeated="16372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243958308751229" calcext:value-type="float">
            <text:p>0,243958308751229</text:p>
          </table:table-cell>
          <table:table-cell table:formula="of:=[.E12]/1017" office:value-type="float" office:value="0.364353982300885" calcext:value-type="float">
            <text:p>0,364353982300885</text:p>
          </table:table-cell>
          <table:table-cell table:formula="of:=[.F12]/1017" office:value-type="float" office:value="0.738739626352016" calcext:value-type="float">
            <text:p>0,738739626352016</text:p>
          </table:table-cell>
          <table:table-cell table:formula="of:=[.G12]/1017" office:value-type="float" office:value="0.240505899705015" calcext:value-type="float">
            <text:p>0,240505899705015</text:p>
          </table:table-cell>
          <table:table-cell table:formula="of:=[.H12]/1017" office:value-type="float" office:value="0.186977777777778" calcext:value-type="float">
            <text:p>0,186977777777778</text:p>
          </table:table-cell>
          <table:table-cell table:formula="of:=[.I12]/1017" office:value-type="float" office:value="0.174468043264503" calcext:value-type="float">
            <text:p>0,174468043264503</text:p>
          </table:table-cell>
          <table:table-cell table:formula="of:=[.J12]/1017" office:value-type="float" office:value="0.217871189773845" calcext:value-type="float">
            <text:p>0,217871189773845</text:p>
          </table:table-cell>
          <table:table-cell table:formula="of:=[.K12]/1017" office:value-type="float" office:value="0.188560766961652" calcext:value-type="float">
            <text:p>0,188560766961652</text:p>
          </table:table-cell>
          <table:table-cell table:formula="of:=[.L12]/1017" office:value-type="float" office:value="0.185592232055064" calcext:value-type="float">
            <text:p>0,185592232055064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386.935" calcext:value-type="float">
            <text:p>386,93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221.125" calcext:value-type="float">
            <text:p>221,125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229.193" calcext:value-type="float">
            <text:p>229,193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197.719" calcext:value-type="float">
            <text:p>197,719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63.711" calcext:value-type="float">
            <text:p>363,711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295.481" calcext:value-type="float">
            <text:p>295,481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265.057" calcext:value-type="float">
            <text:p>265,057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283.068" calcext:value-type="float">
            <text:p>283,068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259.399" calcext:value-type="float">
            <text:p>259,399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249.787" calcext:value-type="float">
            <text:p>249,78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6" table:formula="of:=AVERAGE([.B16:.B25])" office:value-type="float" office:value="213.923" calcext:value-type="float">
            <text:p>213,923</text:p>
          </table:table-cell>
          <table:table-cell table:style-name="ce16" table:formula="of:=AVERAGE([.C16:.C25])" office:value-type="float" office:value="349.239" calcext:value-type="float">
            <text:p>349,239</text:p>
          </table:table-cell>
          <table:table-cell table:style-name="ce16" table:formula="of:=AVERAGE([.D16:.D25])" office:value-type="float" office:value="275.1475" calcext:value-type="float">
            <text:p>275,1475</text:p>
          </table:table-cell>
          <table:table-cell table:style-name="ce16" table:formula="of:=AVERAGE([.E16:.E25])" office:value-type="float" office:value="425.2125" calcext:value-type="float">
            <text:p>425,2125</text:p>
          </table:table-cell>
          <table:table-cell table:style-name="ce16" table:formula="of:=AVERAGE([.F16:.F25])" office:value-type="float" office:value="559.41" calcext:value-type="float">
            <text:p>559,41</text:p>
          </table:table-cell>
          <table:table-cell table:style-name="ce16" table:formula="of:=AVERAGE([.G16:.G25])" office:value-type="float" office:value="241.3772" calcext:value-type="float">
            <text:p>241,3772</text:p>
          </table:table-cell>
          <table:table-cell table:style-name="ce16" table:formula="of:=AVERAGE([.H16:.H25])" office:value-type="float" office:value="212.743" calcext:value-type="float">
            <text:p>212,743</text:p>
          </table:table-cell>
          <table:table-cell table:style-name="ce16" table:formula="of:=AVERAGE([.I16:.I25])" office:value-type="float" office:value="202.33" calcext:value-type="float">
            <text:p>202,33</text:p>
          </table:table-cell>
          <table:table-cell table:style-name="ce16" table:formula="of:=AVERAGE([.J16:.J25])" office:value-type="float" office:value="219.7567" calcext:value-type="float">
            <text:p>219,7567</text:p>
          </table:table-cell>
          <table:table-cell table:style-name="ce16" table:formula="of:=AVERAGE([.K16:.K25])" office:value-type="float" office:value="325.0113" calcext:value-type="float">
            <text:p>325,0113</text:p>
          </table:table-cell>
          <table:table-cell table:style-name="ce16" table:formula="of:=AVERAGE([.L16:.L25])" office:value-type="float" office:value="199.9417" calcext:value-type="float">
            <text:p>199,9417</text:p>
          </table:table-cell>
          <table:table-cell table:number-columns-repeated="16372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240093804537522" calcext:value-type="float">
            <text:p>0,240093804537522</text:p>
          </table:table-cell>
          <table:table-cell table:formula="of:=[.E26]/1146" office:value-type="float" office:value="0.37104057591623" calcext:value-type="float">
            <text:p>0,37104057591623</text:p>
          </table:table-cell>
          <table:table-cell table:formula="of:=[.F26]/1146" office:value-type="float" office:value="0.488141361256545" calcext:value-type="float">
            <text:p>0,488141361256545</text:p>
          </table:table-cell>
          <table:table-cell table:formula="of:=[.G26]/1146" office:value-type="float" office:value="0.210625828970332" calcext:value-type="float">
            <text:p>0,210625828970332</text:p>
          </table:table-cell>
          <table:table-cell table:formula="of:=[.H26]/1146" office:value-type="float" office:value="0.185639616055846" calcext:value-type="float">
            <text:p>0,185639616055846</text:p>
          </table:table-cell>
          <table:table-cell table:formula="of:=[.I26]/1146" office:value-type="float" office:value="0.176553228621291" calcext:value-type="float">
            <text:p>0,176553228621291</text:p>
          </table:table-cell>
          <table:table-cell table:formula="of:=[.J26]/1146" office:value-type="float" office:value="0.191759773123909" calcext:value-type="float">
            <text:p>0,191759773123909</text:p>
          </table:table-cell>
          <table:table-cell table:formula="of:=[.K26]/1146" office:value-type="float" office:value="0.28360497382199" calcext:value-type="float">
            <text:p>0,28360497382199</text:p>
          </table:table-cell>
          <table:table-cell table:formula="of:=[.L26]/1146" office:value-type="float" office:value="0.174469197207679" calcext:value-type="float">
            <text:p>0,17446919720767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356.12" calcext:value-type="float">
            <text:p>356,12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87.232" calcext:value-type="float">
            <text:p>487,232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292.989" calcext:value-type="float">
            <text:p>292,98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258.957" calcext:value-type="float">
            <text:p>258,957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285.228" calcext:value-type="float">
            <text:p>285,228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267.936" calcext:value-type="float">
            <text:p>267,93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222.68" calcext:value-type="float">
            <text:p>222,68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289.807" calcext:value-type="float">
            <text:p>289,807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286.623" calcext:value-type="float">
            <text:p>286,623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240.225" calcext:value-type="float">
            <text:p>240,225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6" table:formula="of:=AVERAGE([.B30:.B39])" office:value-type="float" office:value="241.733" calcext:value-type="float">
            <text:p>241,733</text:p>
          </table:table-cell>
          <table:table-cell table:style-name="ce16" table:formula="of:=AVERAGE([.C30:.C39])" office:value-type="float" office:value="395.849" calcext:value-type="float">
            <text:p>395,849</text:p>
          </table:table-cell>
          <table:table-cell table:style-name="ce16" table:formula="of:=AVERAGE([.D30:.D39])" office:value-type="float" office:value="298.7797" calcext:value-type="float">
            <text:p>298,7797</text:p>
          </table:table-cell>
          <table:table-cell table:style-name="ce16" table:formula="of:=AVERAGE([.E30:.E39])" office:value-type="float" office:value="505.9893" calcext:value-type="float">
            <text:p>505,9893</text:p>
          </table:table-cell>
          <table:table-cell table:style-name="ce16" table:formula="of:=AVERAGE([.F30:.F39])" office:value-type="float" office:value="783.0466" calcext:value-type="float">
            <text:p>783,0466</text:p>
          </table:table-cell>
          <table:table-cell table:style-name="ce16" table:formula="of:=AVERAGE([.G30:.G39])" office:value-type="float" office:value="307.6304" calcext:value-type="float">
            <text:p>307,6304</text:p>
          </table:table-cell>
          <table:table-cell table:style-name="ce16" table:formula="of:=AVERAGE([.H30:.H39])" office:value-type="float" office:value="241.6622" calcext:value-type="float">
            <text:p>241,6622</text:p>
          </table:table-cell>
          <table:table-cell table:style-name="ce16" table:formula="of:=AVERAGE([.I30:.I39])" office:value-type="float" office:value="225.248" calcext:value-type="float">
            <text:p>225,248</text:p>
          </table:table-cell>
          <table:table-cell table:style-name="ce16" table:formula="of:=AVERAGE([.J30:.J39])" office:value-type="float" office:value="239.728" calcext:value-type="float">
            <text:p>239,728</text:p>
          </table:table-cell>
          <table:table-cell table:style-name="ce16" table:formula="of:=AVERAGE([.K30:.K39])" office:value-type="float" office:value="232.9556" calcext:value-type="float">
            <text:p>232,9556</text:p>
          </table:table-cell>
          <table:table-cell table:style-name="ce16" table:formula="of:=AVERAGE([.L30:.L39])" office:value-type="float" office:value="233.2459" calcext:value-type="float">
            <text:p>233,2459</text:p>
          </table:table-cell>
          <table:table-cell table:number-columns-repeated="16372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228250343773873" calcext:value-type="float">
            <text:p>0,228250343773873</text:p>
          </table:table-cell>
          <table:table-cell table:formula="of:=[.E40]/1309" office:value-type="float" office:value="0.386546447669977" calcext:value-type="float">
            <text:p>0,386546447669977</text:p>
          </table:table-cell>
          <table:table-cell table:formula="of:=[.F40]/1309" office:value-type="float" office:value="0.598202139037433" calcext:value-type="float">
            <text:p>0,598202139037433</text:p>
          </table:table-cell>
          <table:table-cell table:formula="of:=[.G40]/1309" office:value-type="float" office:value="0.235011764705882" calcext:value-type="float">
            <text:p>0,235011764705882</text:p>
          </table:table-cell>
          <table:table-cell table:formula="of:=[.H40]/1309" office:value-type="float" office:value="0.184615889992361" calcext:value-type="float">
            <text:p>0,184615889992361</text:p>
          </table:table-cell>
          <table:table-cell table:formula="of:=[.I40]/1309" office:value-type="float" office:value="0.172076394194041" calcext:value-type="float">
            <text:p>0,172076394194041</text:p>
          </table:table-cell>
          <table:table-cell table:formula="of:=[.J40]/1309" office:value-type="float" office:value="0.183138273491215" calcext:value-type="float">
            <text:p>0,183138273491215</text:p>
          </table:table-cell>
          <table:table-cell table:formula="of:=[.K40]/1309" office:value-type="float" office:value="0.177964553093965" calcext:value-type="float">
            <text:p>0,177964553093965</text:p>
          </table:table-cell>
          <table:table-cell table:formula="of:=[.L40]/1309" office:value-type="float" office:value="0.178186325439267" calcext:value-type="float">
            <text:p>0,178186325439267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431.453" calcext:value-type="float">
            <text:p>431,453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312.163" calcext:value-type="float">
            <text:p>312,16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389.171" calcext:value-type="float">
            <text:p>389,171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61.481" calcext:value-type="float">
            <text:p>561,481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340.839" calcext:value-type="float">
            <text:p>340,839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444.274" calcext:value-type="float">
            <text:p>444,274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411.47" calcext:value-type="float">
            <text:p>411,47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291.907" calcext:value-type="float">
            <text:p>291,907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326.093" calcext:value-type="float">
            <text:p>326,093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342.627" calcext:value-type="float">
            <text:p>342,627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6" table:formula="of:=AVERAGE([.B44:.B53])" office:value-type="float" office:value="306.9523" calcext:value-type="float">
            <text:p>306,9523</text:p>
          </table:table-cell>
          <table:table-cell table:style-name="ce16" table:formula="of:=AVERAGE([.C44:.C53])" office:value-type="float" office:value="478.061" calcext:value-type="float">
            <text:p>478,061</text:p>
          </table:table-cell>
          <table:table-cell table:style-name="ce16" table:formula="of:=AVERAGE([.D44:.D53])" office:value-type="float" office:value="385.1478" calcext:value-type="float">
            <text:p>385,1478</text:p>
          </table:table-cell>
          <table:table-cell table:style-name="ce16" table:formula="of:=AVERAGE([.E44:.E53])" office:value-type="float" office:value="496.7404" calcext:value-type="float">
            <text:p>496,7404</text:p>
          </table:table-cell>
          <table:table-cell table:style-name="ce16" table:formula="of:=AVERAGE([.F44:.F53])" office:value-type="float" office:value="651.1545" calcext:value-type="float">
            <text:p>651,1545</text:p>
          </table:table-cell>
          <table:table-cell table:style-name="ce16" table:formula="of:=AVERAGE([.G44:.G53])" office:value-type="float" office:value="438.7737" calcext:value-type="float">
            <text:p>438,7737</text:p>
          </table:table-cell>
          <table:table-cell table:style-name="ce16" table:formula="of:=AVERAGE([.H44:.H53])" office:value-type="float" office:value="301.5053" calcext:value-type="float">
            <text:p>301,5053</text:p>
          </table:table-cell>
          <table:table-cell table:style-name="ce16" table:formula="of:=AVERAGE([.I44:.I53])" office:value-type="float" office:value="287.0927" calcext:value-type="float">
            <text:p>287,0927</text:p>
          </table:table-cell>
          <table:table-cell table:style-name="ce16" table:formula="of:=AVERAGE([.J44:.J53])" office:value-type="float" office:value="301.21" calcext:value-type="float">
            <text:p>301,21</text:p>
          </table:table-cell>
          <table:table-cell table:style-name="ce16" table:formula="of:=AVERAGE([.K44:.K53])" office:value-type="float" office:value="304.542" calcext:value-type="float">
            <text:p>304,542</text:p>
          </table:table-cell>
          <table:table-cell table:style-name="ce16" table:formula="of:=AVERAGE([.L44:.L53])" office:value-type="float" office:value="288.3505" calcext:value-type="float">
            <text:p>288,3505</text:p>
          </table:table-cell>
          <table:table-cell table:number-columns-repeated="16372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239519776119403" calcext:value-type="float">
            <text:p>0,239519776119403</text:p>
          </table:table-cell>
          <table:table-cell table:formula="of:=[.E54]/1608" office:value-type="float" office:value="0.30891815920398" calcext:value-type="float">
            <text:p>0,30891815920398</text:p>
          </table:table-cell>
          <table:table-cell table:formula="of:=[.F54]/1608" office:value-type="float" office:value="0.404946828358209" calcext:value-type="float">
            <text:p>0,404946828358209</text:p>
          </table:table-cell>
          <table:table-cell table:formula="of:=[.G54]/1608" office:value-type="float" office:value="0.27286921641791" calcext:value-type="float">
            <text:p>0,27286921641791</text:p>
          </table:table-cell>
          <table:table-cell table:formula="of:=[.H54]/1608" office:value-type="float" office:value="0.1875032960199" calcext:value-type="float">
            <text:p>0,1875032960199</text:p>
          </table:table-cell>
          <table:table-cell table:formula="of:=[.I54]/1608" office:value-type="float" office:value="0.178540236318408" calcext:value-type="float">
            <text:p>0,178540236318408</text:p>
          </table:table-cell>
          <table:table-cell table:formula="of:=[.J54]/1608" office:value-type="float" office:value="0.187319651741294" calcext:value-type="float">
            <text:p>0,187319651741294</text:p>
          </table:table-cell>
          <table:table-cell table:formula="of:=[.K54]/1608" office:value-type="float" office:value="0.189391791044776" calcext:value-type="float">
            <text:p>0,189391791044776</text:p>
          </table:table-cell>
          <table:table-cell table:formula="of:=[.L54]/1608" office:value-type="float" office:value="0.179322450248756" calcext:value-type="float">
            <text:p>0,17932245024875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388.79" calcext:value-type="float">
            <text:p>388,79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409.79" calcext:value-type="float">
            <text:p>409,7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451.017" calcext:value-type="float">
            <text:p>451,01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404.806" calcext:value-type="float">
            <text:p>404,806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418.611" calcext:value-type="float">
            <text:p>418,611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443.352" calcext:value-type="float">
            <text:p>443,35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316.912" calcext:value-type="float">
            <text:p>316,912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345.311" calcext:value-type="float">
            <text:p>345,311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06.73" calcext:value-type="float">
            <text:p>506,73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428.869" calcext:value-type="float">
            <text:p>428,869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6" table:formula="of:=AVERAGE([.B58:.B67])" office:value-type="float" office:value="576.5148" calcext:value-type="float">
            <text:p>576,5148</text:p>
          </table:table-cell>
          <table:table-cell table:style-name="ce16" table:formula="of:=AVERAGE([.C58:.C67])" office:value-type="float" office:value="475.797" calcext:value-type="float">
            <text:p>475,797</text:p>
          </table:table-cell>
          <table:table-cell table:style-name="ce16" table:formula="of:=AVERAGE([.D58:.D67])" office:value-type="float" office:value="411.4188" calcext:value-type="float">
            <text:p>411,4188</text:p>
          </table:table-cell>
          <table:table-cell table:style-name="ce16" table:formula="of:=AVERAGE([.E58:.E67])" office:value-type="float" office:value="647.1484" calcext:value-type="float">
            <text:p>647,1484</text:p>
          </table:table-cell>
          <table:table-cell table:style-name="ce16" table:formula="of:=AVERAGE([.F58:.F67])" office:value-type="float" office:value="832.5613" calcext:value-type="float">
            <text:p>832,5613</text:p>
          </table:table-cell>
          <table:table-cell table:style-name="ce16" table:formula="of:=AVERAGE([.G58:.G67])" office:value-type="float" office:value="525.4405" calcext:value-type="float">
            <text:p>525,4405</text:p>
          </table:table-cell>
          <table:table-cell table:style-name="ce16" table:formula="of:=AVERAGE([.H58:.H67])" office:value-type="float" office:value="305.9033" calcext:value-type="float">
            <text:p>305,9033</text:p>
          </table:table-cell>
          <table:table-cell table:style-name="ce16" table:formula="of:=AVERAGE([.I58:.I67])" office:value-type="float" office:value="291.0903" calcext:value-type="float">
            <text:p>291,0903</text:p>
          </table:table-cell>
          <table:table-cell table:style-name="ce16" table:formula="of:=AVERAGE([.J58:.J67])" office:value-type="float" office:value="307.038888888889" calcext:value-type="float">
            <text:p>307,038888888889</text:p>
          </table:table-cell>
          <table:table-cell table:style-name="ce16" table:formula="of:=AVERAGE([.K58:.K67])" office:value-type="float" office:value="290.050111111111" calcext:value-type="float">
            <text:p>290,050111111111</text:p>
          </table:table-cell>
          <table:table-cell table:style-name="ce16" table:formula="of:=AVERAGE([.L58:.L67])" office:value-type="float" office:value="293.8102" calcext:value-type="float">
            <text:p>293,8102</text:p>
          </table:table-cell>
          <table:table-cell table:number-columns-repeated="16372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252559116022099" calcext:value-type="float">
            <text:p>0,252559116022099</text:p>
          </table:table-cell>
          <table:table-cell table:formula="of:=[.E68]/1629" office:value-type="float" office:value="0.397267280540209" calcext:value-type="float">
            <text:p>0,397267280540209</text:p>
          </table:table-cell>
          <table:table-cell table:formula="of:=[.F68]/1629" office:value-type="float" office:value="0.511087354205034" calcext:value-type="float">
            <text:p>0,511087354205034</text:p>
          </table:table-cell>
          <table:table-cell table:formula="of:=[.G68]/1629" office:value-type="float" office:value="0.3225540208717" calcext:value-type="float">
            <text:p>0,3225540208717</text:p>
          </table:table-cell>
          <table:table-cell table:formula="of:=[.H68]/1629" office:value-type="float" office:value="0.187785942295887" calcext:value-type="float">
            <text:p>0,187785942295887</text:p>
          </table:table-cell>
          <table:table-cell table:formula="of:=[.I68]/1629" office:value-type="float" office:value="0.178692633517495" calcext:value-type="float">
            <text:p>0,178692633517495</text:p>
          </table:table-cell>
          <table:table-cell table:formula="of:=[.J68]/1629" office:value-type="float" office:value="0.188483050269422" calcext:value-type="float">
            <text:p>0,188483050269422</text:p>
          </table:table-cell>
          <table:table-cell table:formula="of:=[.K68]/1629" office:value-type="float" office:value="0.178054089079872" calcext:value-type="float">
            <text:p>0,178054089079872</text:p>
          </table:table-cell>
          <table:table-cell table:formula="of:=[.L68]/1629" office:value-type="float" office:value="0.180362308164518" calcext:value-type="float">
            <text:p>0,180362308164518</text:p>
          </table:table-cell>
          <table:table-cell table:number-columns-repeated="16372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6"/>
        <table:table-column table:style-name="co2" table:number-columns-repeated="10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187.614" calcext:value-type="float">
            <text:p>187,614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206.982" calcext:value-type="float">
            <text:p>206,982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178.467" calcext:value-type="float">
            <text:p>178,467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248.983" calcext:value-type="float">
            <text:p>248,983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259.987" calcext:value-type="float">
            <text:p>259,987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82.225" calcext:value-type="float">
            <text:p>282,225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141.343" calcext:value-type="float">
            <text:p>141,343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12.016" calcext:value-type="float">
            <text:p>212,016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191.161" calcext:value-type="float">
            <text:p>191,161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6" table:formula="of:=AVERAGE([.B2:.B11])" office:value-type="float" office:value="225.798" calcext:value-type="float">
            <text:p>225,798</text:p>
          </table:table-cell>
          <table:table-cell table:style-name="ce16" table:formula="of:=AVERAGE([.C2:.C11])" office:value-type="float" office:value="279.406" calcext:value-type="float">
            <text:p>279,406</text:p>
          </table:table-cell>
          <table:table-cell table:style-name="ce16" table:formula="of:=AVERAGE([.D2:.D11])" office:value-type="float" office:value="210.88" calcext:value-type="float">
            <text:p>210,88</text:p>
          </table:table-cell>
          <table:table-cell table:style-name="ce16" table:formula="of:=AVERAGE([.E2:.E11])" office:value-type="float" office:value="325.9644" calcext:value-type="float">
            <text:p>325,9644</text:p>
          </table:table-cell>
          <table:table-cell table:style-name="ce16" table:formula="of:=AVERAGE([.F2:.F11])" office:value-type="float" office:value="440.7365" calcext:value-type="float">
            <text:p>440,7365</text:p>
          </table:table-cell>
          <table:table-cell table:style-name="ce16" table:formula="of:=AVERAGE([.G2:.G11])" office:value-type="float" office:value="221.98" calcext:value-type="float">
            <text:p>221,98</text:p>
          </table:table-cell>
          <table:table-cell table:style-name="ce16" table:formula="of:=AVERAGE([.H2:.H11])" office:value-type="float" office:value="172.8029" calcext:value-type="float">
            <text:p>172,8029</text:p>
          </table:table-cell>
          <table:table-cell table:style-name="ce16" table:formula="of:=AVERAGE([.I2:.I11])" office:value-type="float" office:value="167.393" calcext:value-type="float">
            <text:p>167,393</text:p>
          </table:table-cell>
          <table:table-cell table:style-name="ce16" table:formula="of:=AVERAGE([.J2:.J11])" office:value-type="float" office:value="175.637" calcext:value-type="float">
            <text:p>175,637</text:p>
          </table:table-cell>
          <table:table-cell table:style-name="ce16" table:formula="of:=AVERAGE([.K2:.K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213657548125633" calcext:value-type="float">
            <text:p>0,213657548125633</text:p>
          </table:table-cell>
          <table:table-cell table:formula="of:=[.E12]/987" office:value-type="float" office:value="0.330257750759878" calcext:value-type="float">
            <text:p>0,330257750759878</text:p>
          </table:table-cell>
          <table:table-cell table:formula="of:=[.F12]/987" office:value-type="float" office:value="0.446541540020263" calcext:value-type="float">
            <text:p>0,446541540020263</text:p>
          </table:table-cell>
          <table:table-cell table:formula="of:=[.G12]/987" office:value-type="float" office:value="0.224903748733536" calcext:value-type="float">
            <text:p>0,224903748733536</text:p>
          </table:table-cell>
          <table:table-cell table:formula="of:=[.H12]/987" office:value-type="float" office:value="0.175078926038501" calcext:value-type="float">
            <text:p>0,175078926038501</text:p>
          </table:table-cell>
          <table:table-cell table:formula="of:=[.I12]/987" office:value-type="float" office:value="0.169597771023303" calcext:value-type="float">
            <text:p>0,169597771023303</text:p>
          </table:table-cell>
          <table:table-cell table:formula="of:=[.J12]/987" office:value-type="float" office:value="0.177950354609929" calcext:value-type="float">
            <text:p>0,177950354609929</text:p>
          </table:table-cell>
          <table:table-cell table:formula="of:=[.K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227.241" calcext:value-type="float">
            <text:p>227,241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267.842" calcext:value-type="float">
            <text:p>267,842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56.714" calcext:value-type="float">
            <text:p>356,714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182.063" calcext:value-type="float">
            <text:p>182,0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58.287" calcext:value-type="float">
            <text:p>358,28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231.546" calcext:value-type="float">
            <text:p>231,546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198.001" calcext:value-type="float">
            <text:p>198,001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206.17" calcext:value-type="float">
            <text:p>206,17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174.406" calcext:value-type="float">
            <text:p>174,406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44.522" calcext:value-type="float">
            <text:p>344,522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6" table:formula="of:=AVERAGE([.B16:.B25])" office:value-type="float" office:value="462.975" calcext:value-type="float">
            <text:p>462,975</text:p>
          </table:table-cell>
          <table:table-cell table:style-name="ce16" table:formula="of:=AVERAGE([.C16:.C25])" office:value-type="float" office:value="297.346" calcext:value-type="float">
            <text:p>297,346</text:p>
          </table:table-cell>
          <table:table-cell table:style-name="ce16" table:formula="of:=AVERAGE([.D16:.D25])" office:value-type="float" office:value="254.6792" calcext:value-type="float">
            <text:p>254,6792</text:p>
          </table:table-cell>
          <table:table-cell table:style-name="ce16" table:formula="of:=AVERAGE([.E16:.E25])" office:value-type="float" office:value="355.8828" calcext:value-type="float">
            <text:p>355,8828</text:p>
          </table:table-cell>
          <table:table-cell table:style-name="ce16" table:formula="of:=AVERAGE([.F16:.F25])" office:value-type="float" office:value="803.8687" calcext:value-type="float">
            <text:p>803,8687</text:p>
          </table:table-cell>
          <table:table-cell table:style-name="ce16" table:formula="of:=AVERAGE([.G16:.G25])" office:value-type="float" office:value="254.90959" calcext:value-type="float">
            <text:p>254,90959</text:p>
          </table:table-cell>
          <table:table-cell table:style-name="ce16" table:formula="of:=AVERAGE([.H16:.H25])" office:value-type="float" office:value="183.8304" calcext:value-type="float">
            <text:p>183,8304</text:p>
          </table:table-cell>
          <table:table-cell table:style-name="ce16" table:formula="of:=AVERAGE([.I16:.I25])" office:value-type="float" office:value="179.53" calcext:value-type="float">
            <text:p>179,53</text:p>
          </table:table-cell>
          <table:table-cell table:style-name="ce16" table:formula="of:=AVERAGE([.J16:.J25])" office:value-type="float" office:value="187.0614" calcext:value-type="float">
            <text:p>187,0614</text:p>
          </table:table-cell>
          <table:table-cell table:style-name="ce16" table:formula="of:=AVERAGE([.K16:.K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236690706319703" calcext:value-type="float">
            <text:p>0,236690706319703</text:p>
          </table:table-cell>
          <table:table-cell table:formula="of:=[.E26]/1076" office:value-type="float" office:value="0.330746096654275" calcext:value-type="float">
            <text:p>0,330746096654275</text:p>
          </table:table-cell>
          <table:table-cell table:formula="of:=[.F26]/1076" office:value-type="float" office:value="0.747089869888476" calcext:value-type="float">
            <text:p>0,747089869888476</text:p>
          </table:table-cell>
          <table:table-cell table:formula="of:=[.G26]/1076" office:value-type="float" office:value="0.236904823420074" calcext:value-type="float">
            <text:p>0,236904823420074</text:p>
          </table:table-cell>
          <table:table-cell table:formula="of:=[.H26]/1076" office:value-type="float" office:value="0.170846096654275" calcext:value-type="float">
            <text:p>0,170846096654275</text:p>
          </table:table-cell>
          <table:table-cell table:formula="of:=[.I26]/1076" office:value-type="float" office:value="0.166849442379182" calcext:value-type="float">
            <text:p>0,166849442379182</text:p>
          </table:table-cell>
          <table:table-cell table:formula="of:=[.J26]/1076" office:value-type="float" office:value="0.173848884758364" calcext:value-type="float">
            <text:p>0,173848884758364</text:p>
          </table:table-cell>
          <table:table-cell table:formula="of:=[.K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206.765" calcext:value-type="float">
            <text:p>206,765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62.973" calcext:value-type="float">
            <text:p>362,973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16.482" calcext:value-type="float">
            <text:p>316,48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178.861" calcext:value-type="float">
            <text:p>178,861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221.752" calcext:value-type="float">
            <text:p>221,75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298.657" calcext:value-type="float">
            <text:p>298,657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243.748" calcext:value-type="float">
            <text:p>243,748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237.461" calcext:value-type="float">
            <text:p>237,461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293.464" calcext:value-type="float">
            <text:p>293,464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223.018" calcext:value-type="float">
            <text:p>223,018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6" table:formula="of:=AVERAGE([.B30:.B39])" office:value-type="float" office:value="601.123" calcext:value-type="float">
            <text:p>601,123</text:p>
          </table:table-cell>
          <table:table-cell table:style-name="ce16" table:formula="of:=AVERAGE([.C30:.C39])" office:value-type="float" office:value="321.366" calcext:value-type="float">
            <text:p>321,366</text:p>
          </table:table-cell>
          <table:table-cell table:style-name="ce16" table:formula="of:=AVERAGE([.D30:.D39])" office:value-type="float" office:value="258.3181" calcext:value-type="float">
            <text:p>258,3181</text:p>
          </table:table-cell>
          <table:table-cell table:style-name="ce16" table:formula="of:=AVERAGE([.E30:.E39])" office:value-type="float" office:value="424.5862" calcext:value-type="float">
            <text:p>424,5862</text:p>
          </table:table-cell>
          <table:table-cell table:style-name="ce16" table:formula="of:=AVERAGE([.F30:.F39])" office:value-type="float" office:value="245.1333" calcext:value-type="float">
            <text:p>245,1333</text:p>
          </table:table-cell>
          <table:table-cell table:style-name="ce16" table:formula="of:=AVERAGE([.G30:.G39])" office:value-type="float" office:value="278.6922" calcext:value-type="float">
            <text:p>278,6922</text:p>
          </table:table-cell>
          <table:table-cell table:style-name="ce16" table:formula="of:=AVERAGE([.H30:.H39])" office:value-type="float" office:value="207.969" calcext:value-type="float">
            <text:p>207,969</text:p>
          </table:table-cell>
          <table:table-cell table:style-name="ce16" table:formula="of:=AVERAGE([.I30:.I39])" office:value-type="float" office:value="196.5252" calcext:value-type="float">
            <text:p>196,5252</text:p>
          </table:table-cell>
          <table:table-cell table:style-name="ce16" table:formula="of:=AVERAGE([.J30:.J39])" office:value-type="float" office:value="219.009" calcext:value-type="float">
            <text:p>219,009</text:p>
          </table:table-cell>
          <table:table-cell table:style-name="ce16" table:formula="of:=AVERAGE([.K30:.K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216891771620487" calcext:value-type="float">
            <text:p>0,216891771620487</text:p>
          </table:table-cell>
          <table:table-cell table:formula="of:=[.E40]/1191" office:value-type="float" office:value="0.356495549958018" calcext:value-type="float">
            <text:p>0,356495549958018</text:p>
          </table:table-cell>
          <table:table-cell table:formula="of:=[.F40]/1191" office:value-type="float" office:value="0.205821410579345" calcext:value-type="float">
            <text:p>0,205821410579345</text:p>
          </table:table-cell>
          <table:table-cell table:formula="of:=[.G40]/1191" office:value-type="float" office:value="0.233998488664987" calcext:value-type="float">
            <text:p>0,233998488664987</text:p>
          </table:table-cell>
          <table:table-cell table:formula="of:=[.H40]/1191" office:value-type="float" office:value="0.174617128463476" calcext:value-type="float">
            <text:p>0,174617128463476</text:p>
          </table:table-cell>
          <table:table-cell table:formula="of:=[.I40]/1191" office:value-type="float" office:value="0.165008564231738" calcext:value-type="float">
            <text:p>0,165008564231738</text:p>
          </table:table-cell>
          <table:table-cell table:formula="of:=[.J40]/1191" office:value-type="float" office:value="0.183886649874055" calcext:value-type="float">
            <text:p>0,183886649874055</text:p>
          </table:table-cell>
          <table:table-cell table:formula="of:=[.K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43.08" calcext:value-type="float">
            <text:p>443,0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61.203" calcext:value-type="float">
            <text:p>461,20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236.4" calcext:value-type="float">
            <text:p>236,4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315.788" calcext:value-type="float">
            <text:p>315,788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328.255" calcext:value-type="float">
            <text:p>328,255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295.925" calcext:value-type="float">
            <text:p>295,925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245.383" calcext:value-type="float">
            <text:p>245,38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297.781" calcext:value-type="float">
            <text:p>297,781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243.901" calcext:value-type="float">
            <text:p>243,901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315.343" calcext:value-type="float">
            <text:p>315,343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6" table:formula="of:=AVERAGE([.B44:.B53])" office:value-type="float" office:value="397.382" calcext:value-type="float">
            <text:p>397,382</text:p>
          </table:table-cell>
          <table:table-cell table:style-name="ce16" table:formula="of:=AVERAGE([.C44:.C53])" office:value-type="float" office:value="365.641" calcext:value-type="float">
            <text:p>365,641</text:p>
          </table:table-cell>
          <table:table-cell table:style-name="ce16" table:formula="of:=AVERAGE([.D44:.D53])" office:value-type="float" office:value="318.3059" calcext:value-type="float">
            <text:p>318,3059</text:p>
          </table:table-cell>
          <table:table-cell table:style-name="ce16" table:formula="of:=AVERAGE([.E44:.E53])" office:value-type="float" office:value="523.4243" calcext:value-type="float">
            <text:p>523,4243</text:p>
          </table:table-cell>
          <table:table-cell table:style-name="ce16" table:formula="of:=AVERAGE([.F44:.F53])" office:value-type="float" office:value="791.5972" calcext:value-type="float">
            <text:p>791,5972</text:p>
          </table:table-cell>
          <table:table-cell table:style-name="ce16" table:formula="of:=AVERAGE([.G44:.G53])" office:value-type="float" office:value="294.6431" calcext:value-type="float">
            <text:p>294,6431</text:p>
          </table:table-cell>
          <table:table-cell table:style-name="ce16" table:formula="of:=AVERAGE([.H44:.H53])" office:value-type="float" office:value="236.2078" calcext:value-type="float">
            <text:p>236,2078</text:p>
          </table:table-cell>
          <table:table-cell table:style-name="ce16" table:formula="of:=AVERAGE([.I44:.I53])" office:value-type="float" office:value="231.466" calcext:value-type="float">
            <text:p>231,466</text:p>
          </table:table-cell>
          <table:table-cell table:style-name="ce16" table:formula="of:=AVERAGE([.J44:.J53])" office:value-type="float" office:value="245.428" calcext:value-type="float">
            <text:p>245,428</text:p>
          </table:table-cell>
          <table:table-cell table:style-name="ce16" table:formula="of:=AVERAGE([.K44:.K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228668031609195" calcext:value-type="float">
            <text:p>0,228668031609195</text:p>
          </table:table-cell>
          <table:table-cell table:formula="of:=[.E54]/1392" office:value-type="float" office:value="0.376023204022989" calcext:value-type="float">
            <text:p>0,376023204022989</text:p>
          </table:table-cell>
          <table:table-cell table:formula="of:=[.F54]/1392" office:value-type="float" office:value="0.568676149425287" calcext:value-type="float">
            <text:p>0,568676149425287</text:p>
          </table:table-cell>
          <table:table-cell table:formula="of:=[.G54]/1392" office:value-type="float" office:value="0.211668893678161" calcext:value-type="float">
            <text:p>0,211668893678161</text:p>
          </table:table-cell>
          <table:table-cell table:formula="of:=[.H54]/1392" office:value-type="float" office:value="0.169689511494253" calcext:value-type="float">
            <text:p>0,169689511494253</text:p>
          </table:table-cell>
          <table:table-cell table:formula="of:=[.I54]/1392" office:value-type="float" office:value="0.166283045977012" calcext:value-type="float">
            <text:p>0,166283045977012</text:p>
          </table:table-cell>
          <table:table-cell table:formula="of:=[.J54]/1392" office:value-type="float" office:value="0.176313218390805" calcext:value-type="float">
            <text:p>0,176313218390805</text:p>
          </table:table-cell>
          <table:table-cell table:formula="of:=[.K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278.731" calcext:value-type="float">
            <text:p>278,731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300.992" calcext:value-type="float">
            <text:p>300,992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314.51" calcext:value-type="float">
            <text:p>314,51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302.587" calcext:value-type="float">
            <text:p>302,58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413.259" calcext:value-type="float">
            <text:p>413,259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282.475" calcext:value-type="float">
            <text:p>282,475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317.515" calcext:value-type="float">
            <text:p>317,515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272.426" calcext:value-type="float">
            <text:p>272,42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25.21" calcext:value-type="float">
            <text:p>425,21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6" table:formula="of:=AVERAGE([.B58:.B67])" office:value-type="float" office:value="288.868" calcext:value-type="float">
            <text:p>288,868</text:p>
          </table:table-cell>
          <table:table-cell table:style-name="ce16" table:formula="of:=AVERAGE([.C58:.C67])" office:value-type="float" office:value="364.367" calcext:value-type="float">
            <text:p>364,367</text:p>
          </table:table-cell>
          <table:table-cell table:style-name="ce16" table:formula="of:=AVERAGE([.D58:.D67])" office:value-type="float" office:value="320.8036" calcext:value-type="float">
            <text:p>320,8036</text:p>
          </table:table-cell>
          <table:table-cell table:style-name="ce16" table:formula="of:=AVERAGE([.E58:.E67])" office:value-type="float" office:value="498.479" calcext:value-type="float">
            <text:p>498,479</text:p>
          </table:table-cell>
          <table:table-cell table:style-name="ce16" table:formula="of:=AVERAGE([.F58:.F67])" office:value-type="float" office:value="1207.11966666667" calcext:value-type="float">
            <text:p>1207,11966666667</text:p>
          </table:table-cell>
          <table:table-cell table:style-name="ce16" table:formula="of:=AVERAGE([.G58:.G67])" office:value-type="float" office:value="409.2738" calcext:value-type="float">
            <text:p>409,2738</text:p>
          </table:table-cell>
          <table:table-cell table:style-name="ce16" table:formula="of:=AVERAGE([.H58:.H67])" office:value-type="float" office:value="242.37848" calcext:value-type="float">
            <text:p>242,37848</text:p>
          </table:table-cell>
          <table:table-cell table:style-name="ce16" table:formula="of:=AVERAGE([.I58:.I67])" office:value-type="float" office:value="237.4361" calcext:value-type="float">
            <text:p>237,4361</text:p>
          </table:table-cell>
          <table:table-cell table:style-name="ce16" table:formula="of:=AVERAGE([.J58:.J67])" office:value-type="float" office:value="264.1051" calcext:value-type="float">
            <text:p>264,1051</text:p>
          </table:table-cell>
          <table:table-cell table:style-name="ce16" table:formula="of:=AVERAGE([.K58:.K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224809810791871" calcext:value-type="float">
            <text:p>0,224809810791871</text:p>
          </table:table-cell>
          <table:table-cell table:formula="of:=[.E68]/1427" office:value-type="float" office:value="0.349319551506657" calcext:value-type="float">
            <text:p>0,349319551506657</text:p>
          </table:table-cell>
          <table:table-cell table:formula="of:=[.F68]/1427" office:value-type="float" office:value="0.84591427236627" calcext:value-type="float">
            <text:p>0,84591427236627</text:p>
          </table:table-cell>
          <table:table-cell table:formula="of:=[.G68]/1427" office:value-type="float" office:value="0.286807147862649" calcext:value-type="float">
            <text:p>0,286807147862649</text:p>
          </table:table-cell>
          <table:table-cell table:formula="of:=[.H68]/1427" office:value-type="float" office:value="0.169851772950245" calcext:value-type="float">
            <text:p>0,169851772950245</text:p>
          </table:table-cell>
          <table:table-cell table:formula="of:=[.I68]/1427" office:value-type="float" office:value="0.16638829712684" calcext:value-type="float">
            <text:p>0,16638829712684</text:p>
          </table:table-cell>
          <table:table-cell table:formula="of:=[.J68]/1427" office:value-type="float" office:value="0.185077154870357" calcext:value-type="float">
            <text:p>0,185077154870357</text:p>
          </table:table-cell>
          <table:table-cell table:formula="of:=[.K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ake2011" table:style-name="ta1">
        <table:table-column table:style-name="co5" table:default-cell-style-name="ce16"/>
        <table:table-column table:style-name="co2" table:number-columns-repeated="7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6" table:formula="of:=AVERAGE([.B2:.B11])" office:value-type="float" office:value="343.2781" calcext:value-type="float">
            <text:p>343,2781</text:p>
          </table:table-cell>
          <table:table-cell table:style-name="ce16" table:formula="of:=AVERAGE([.C2:.C11])" office:value-type="float" office:value="528.3699" calcext:value-type="float">
            <text:p>528,3699</text:p>
          </table:table-cell>
          <table:table-cell table:style-name="ce16" table:formula="of:=AVERAGE([.D2:.D11])" office:value-type="float" office:value="425.9015" calcext:value-type="float">
            <text:p>425,9015</text:p>
          </table:table-cell>
          <table:table-cell table:style-name="ce16" table:formula="of:=AVERAGE([.E2:.E11])" office:value-type="float" office:value="312.508" calcext:value-type="float">
            <text:p>312,508</text:p>
          </table:table-cell>
          <table:table-cell table:style-name="ce16" table:formula="of:=AVERAGE([.F2:.F11])" office:value-type="float" office:value="297.464" calcext:value-type="float">
            <text:p>297,464</text:p>
          </table:table-cell>
          <table:table-cell table:style-name="ce16" table:formula="of:=AVERAGE([.G2:.G11])" office:value-type="float" office:value="324.6743" calcext:value-type="float">
            <text:p>324,6743</text:p>
          </table:table-cell>
          <table:table-cell table:style-name="ce16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6" table:formula="of:=AVERAGE([.B16:.B25])" office:value-type="float" office:value="367.9738" calcext:value-type="float">
            <text:p>367,9738</text:p>
          </table:table-cell>
          <table:table-cell table:style-name="ce16" table:formula="of:=AVERAGE([.C16:.C25])" office:value-type="float" office:value="894.2521" calcext:value-type="float">
            <text:p>894,2521</text:p>
          </table:table-cell>
          <table:table-cell table:style-name="ce16" table:formula="of:=AVERAGE([.D16:.D25])" office:value-type="float" office:value="475.4809" calcext:value-type="float">
            <text:p>475,4809</text:p>
          </table:table-cell>
          <table:table-cell table:style-name="ce16" table:formula="of:=AVERAGE([.E16:.E25])" office:value-type="float" office:value="340.6802" calcext:value-type="float">
            <text:p>340,6802</text:p>
          </table:table-cell>
          <table:table-cell table:style-name="ce16" table:formula="of:=AVERAGE([.F16:.F25])" office:value-type="float" office:value="344.939" calcext:value-type="float">
            <text:p>344,939</text:p>
          </table:table-cell>
          <table:table-cell table:style-name="ce16" table:formula="of:=AVERAGE([.G16:.G25])" office:value-type="float" office:value="366.027111111111" calcext:value-type="float">
            <text:p>366,027111111111</text:p>
          </table:table-cell>
          <table:table-cell table:style-name="ce16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6" table:formula="of:=AVERAGE([.B30:.B39])" office:value-type="float" office:value="431.6412" calcext:value-type="float">
            <text:p>431,6412</text:p>
          </table:table-cell>
          <table:table-cell table:style-name="ce16" table:formula="of:=AVERAGE([.C30:.C39])" office:value-type="float" office:value="1101.6828" calcext:value-type="float">
            <text:p>1101,6828</text:p>
          </table:table-cell>
          <table:table-cell table:style-name="ce16" table:formula="of:=AVERAGE([.D30:.D39])" office:value-type="float" office:value="489.8081" calcext:value-type="float">
            <text:p>489,8081</text:p>
          </table:table-cell>
          <table:table-cell table:style-name="ce16" table:formula="of:=AVERAGE([.E30:.E39])" office:value-type="float" office:value="378.2873" calcext:value-type="float">
            <text:p>378,2873</text:p>
          </table:table-cell>
          <table:table-cell table:style-name="ce16" table:formula="of:=AVERAGE([.F30:.F39])" office:value-type="float" office:value="357.872" calcext:value-type="float">
            <text:p>357,872</text:p>
          </table:table-cell>
          <table:table-cell table:style-name="ce16" table:formula="of:=AVERAGE([.G30:.G39])" office:value-type="float" office:value="425.0065" calcext:value-type="float">
            <text:p>425,0065</text:p>
          </table:table-cell>
          <table:table-cell table:style-name="ce16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6" table:formula="of:=AVERAGE([.B44:.B53])" office:value-type="float" office:value="509.9613" calcext:value-type="float">
            <text:p>509,9613</text:p>
          </table:table-cell>
          <table:table-cell table:style-name="ce16" table:formula="of:=AVERAGE([.C44:.C53])" office:value-type="float" office:value="1147.0959" calcext:value-type="float">
            <text:p>1147,0959</text:p>
          </table:table-cell>
          <table:table-cell table:style-name="ce16" table:formula="of:=AVERAGE([.D44:.D53])" office:value-type="float" office:value="542.1432" calcext:value-type="float">
            <text:p>542,1432</text:p>
          </table:table-cell>
          <table:table-cell table:style-name="ce16" table:formula="of:=AVERAGE([.E44:.E53])" office:value-type="float" office:value="470.9586" calcext:value-type="float">
            <text:p>470,9586</text:p>
          </table:table-cell>
          <table:table-cell table:style-name="ce16" table:formula="of:=AVERAGE([.F44:.F53])" office:value-type="float" office:value="485.929" calcext:value-type="float">
            <text:p>485,929</text:p>
          </table:table-cell>
          <table:table-cell table:style-name="ce16" table:formula="of:=AVERAGE([.G44:.G53])" office:value-type="float" office:value="483.670111111111" calcext:value-type="float">
            <text:p>483,670111111111</text:p>
          </table:table-cell>
          <table:table-cell table:style-name="ce16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6" calcext:value-type="float">
            <text:p>0,38738179555555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6" table:formula="of:=AVERAGE([.B58:.B67])" office:value-type="float" office:value="494.534" calcext:value-type="float">
            <text:p>494,534</text:p>
          </table:table-cell>
          <table:table-cell table:style-name="ce16" table:formula="of:=AVERAGE([.C58:.C67])" office:value-type="float" office:value="2463.2865" calcext:value-type="float">
            <text:p>2463,2865</text:p>
          </table:table-cell>
          <table:table-cell table:style-name="ce16" table:formula="of:=AVERAGE([.D58:.D67])" office:value-type="float" office:value="639.0754" calcext:value-type="float">
            <text:p>639,0754</text:p>
          </table:table-cell>
          <table:table-cell table:style-name="ce16" table:formula="of:=AVERAGE([.E58:.E67])" office:value-type="float" office:value="481.1609" calcext:value-type="float">
            <text:p>481,1609</text:p>
          </table:table-cell>
          <table:table-cell table:style-name="ce16" table:formula="of:=AVERAGE([.F58:.F67])" office:value-type="float" office:value="432.242222222222" calcext:value-type="float">
            <text:p>432,242222222222</text:p>
          </table:table-cell>
          <table:table-cell table:style-name="ce16" table:formula="of:=AVERAGE([.G58:.G67])" office:value-type="float" office:value="502.485" calcext:value-type="float">
            <text:p>502,485</text:p>
          </table:table-cell>
          <table:table-cell table:style-name="ce16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ise_on_2010_10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FC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/>
        </table:table-row>
      </table:table>
      <table:table table:name="Φύλλο7" table:style-name="ta1">
        <table:table-column table:style-name="co2" table:number-columns-repeated="16384" table:default-cell-style-name="Default"/>
        <table:table-row table:style-name="ro2">
          <table:table-cell table:style-name="ce16" office:value-type="string" calcext:value-type="string">
            <text:p>FOLD</text:p>
          </table:table-cell>
          <table:table-cell table:style-name="ce16" office:value-type="string" calcext:value-type="string">
            <text:p>N=0.001</text:p>
          </table:table-cell>
          <table:table-cell table:style-name="ce16" office:value-type="string" calcext:value-type="string">
            <text:p>N=0.005</text:p>
          </table:table-cell>
          <table:table-cell table:style-name="ce16" office:value-type="string" calcext:value-type="string">
            <text:p>N=0.01</text:p>
          </table:table-cell>
          <table:table-cell table:style-name="ce16" office:value-type="string" calcext:value-type="string">
            <text:p>N=0.02</text:p>
          </table:table-cell>
          <table:table-cell table:style-name="ce16" office:value-type="string" calcext:value-type="string">
            <text:p>N=0.05</text:p>
          </table:table-cell>
          <table:table-cell table:style-name="ce16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.422" calcext:value-type="float">
            <text:p>194,422</text:p>
          </table:table-cell>
          <table:table-cell office:value-type="float" office:value="195.417" calcext:value-type="float">
            <text:p>195,417</text:p>
          </table:table-cell>
          <table:table-cell office:value-type="float" office:value="194.363" calcext:value-type="float">
            <text:p>194,36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9.143" calcext:value-type="float">
            <text:p>169,143</text:p>
          </table:table-cell>
          <table:table-cell office:value-type="float" office:value="167.767" calcext:value-type="float">
            <text:p>167,767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8.078" calcext:value-type="float">
            <text:p>178,078</text:p>
          </table:table-cell>
          <table:table-cell office:value-type="float" office:value="180.117" calcext:value-type="float">
            <text:p>180,117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7.475" calcext:value-type="float">
            <text:p>157,475</text:p>
          </table:table-cell>
          <table:table-cell office:value-type="float" office:value="158.397" calcext:value-type="float">
            <text:p>158,397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6.557" calcext:value-type="float">
            <text:p>156,557</text:p>
          </table:table-cell>
          <table:table-cell office:value-type="float" office:value="162.404" calcext:value-type="float">
            <text:p>162,404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7.367" calcext:value-type="float">
            <text:p>187,367</text:p>
          </table:table-cell>
          <table:table-cell office:value-type="float" office:value="185.089" calcext:value-type="float">
            <text:p>185,089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8.879" calcext:value-type="float">
            <text:p>168,879</text:p>
          </table:table-cell>
          <table:table-cell office:value-type="float" office:value="165.342" calcext:value-type="float">
            <text:p>165,342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.718" calcext:value-type="float">
            <text:p>170,718</text:p>
          </table:table-cell>
          <table:table-cell office:value-type="float" office:value="170.771" calcext:value-type="float">
            <text:p>170,771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1.528" calcext:value-type="float">
            <text:p>171,528</text:p>
          </table:table-cell>
          <table:table-cell office:value-type="float" office:value="171.03" calcext:value-type="float">
            <text:p>171,03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3.236" calcext:value-type="float">
            <text:p>193,236</text:p>
          </table:table-cell>
          <table:table-cell office:value-type="float" office:value="193.857" calcext:value-type="float">
            <text:p>193,857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4">
          <table:table-cell table:style-name="ce17"/>
          <table:table-cell table:style-name="ce17" table:formula="of:=AVERAGE([.B2:.B11])" office:value-type="float" office:value="174.7403" calcext:value-type="float">
            <text:p>174,7403</text:p>
          </table:table-cell>
          <table:table-cell table:style-name="ce17" table:formula="of:=AVERAGE([.C2:.C11])" office:value-type="float" office:value="175.0191" calcext:value-type="float">
            <text:p>175,0191</text:p>
          </table:table-cell>
          <table:table-cell table:style-name="ce17" table:formula="of:=AVERAGE([.D2:.D11])" office:value-type="float" office:value="194.363" calcext:value-type="float">
            <text:p>194,363</text:p>
          </table:table-cell>
          <table:table-cell table:style-name="ce17" table:formula="of:=AVERAGE([.E2:.E11])" office:value-type="string" office:string-value="" calcext:value-type="error">
            <text:p>#DIV/0!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  <table:table-cell table:style-name="ce17" table:number-columns-repeated="16378"/>
        </table:table-row>
        <table:table-row table:style-name="ro2">
          <table:table-cell/>
          <table:table-cell table:formula="of:=[.B12]/1017" office:value-type="float" office:value="0.171819370698132" calcext:value-type="float">
            <text:p>0,171819370698132</text:p>
          </table:table-cell>
          <table:table-cell table:formula="of:=[.C12]/1017" office:value-type="float" office:value="0.172093510324484" calcext:value-type="float">
            <text:p>0,172093510324484</text:p>
          </table:table-cell>
          <table:table-cell table:formula="of:=[.D12]/1017" office:value-type="float" office:value="0.191114060963619" calcext:value-type="float">
            <text:p>0,191114060963619</text:p>
          </table:table-cell>
          <table:table-cell table:formula="of:=[.E12]/1017" office:value-type="string" office:string-value="" calcext:value-type="error">
            <text:p>#DIV/0!</text:p>
          </table:table-cell>
          <table:table-cell table:formula="of:=[.F12]/1017" office:value-type="string" office:string-value="" calcext:value-type="error">
            <text:p>#DIV/0!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7:33:18.67071295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12T22:08:55.879745390</dc:date>
    <meta:editing-duration>P3DT5H37M8S</meta:editing-duration>
    <meta:editing-cycles>596</meta:editing-cycles>
    <meta:generator>LibreOffice/25.2.3.2$Linux_X86_64 LibreOffice_project/520$Build-2</meta:generator>
    <meta:document-statistic meta:table-count="7" meta:cell-count="325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